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51d3" officeooo:paragraph-rsid="000751d3"/>
    </style:style>
    <style:style style:name="P2" style:family="paragraph" style:parent-style-name="Standard">
      <style:text-properties officeooo:rsid="000843df" officeooo:paragraph-rsid="000843df"/>
    </style:style>
    <style:style style:name="P3" style:family="paragraph" style:parent-style-name="Standard">
      <style:text-properties officeooo:rsid="0009472d" officeooo:paragraph-rsid="0009472d"/>
    </style:style>
    <style:style style:name="P4" style:family="paragraph" style:parent-style-name="Standard">
      <style:text-properties officeooo:rsid="000afa4d" officeooo:paragraph-rsid="000afa4d"/>
    </style:style>
    <style:style style:name="P5" style:family="paragraph" style:parent-style-name="Standard">
      <style:text-properties officeooo:rsid="000843df" officeooo:paragraph-rsid="000843df"/>
    </style:style>
    <style:style style:name="P6" style:family="paragraph" style:parent-style-name="Standard">
      <style:text-properties officeooo:rsid="000b3994" officeooo:paragraph-rsid="000b39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sublime package install..</text:p>
      <text:p text:style-name="P1"/>
      <text:p text:style-name="P1">ctrl + ~</text:p>
      <text:p text:style-name="P1"/>
      <text:p text:style-name="P2">copy paste code..</text:p>
      <text:p text:style-name="P2">restart</text:p>
      <text:p text:style-name="P2">ctrl + sft p-----------install package</text:p>
      <text:p text:style-name="P2">html snippets</text:p>
      <text:p text:style-name="P2">javascript snippets</text:p>
      <text:p text:style-name="P2">ruby on rails snippets</text:p>
      <text:p text:style-name="P2">erb</text:p>
      <text:p text:style-name="P6">erb auto complete</text:p>
      <text:p text:style-name="P3">jquery</text:p>
      <text:p text:style-name="P4">sublimeERB</text:p>
      <text:p text:style-name="P2"/>
      <text:p text:style-name="P2"/>
      <text:p text:style-name="P2">preference-&gt;key binding users</text:p>
      <text:p text:style-name="P2"/>
      <text:p text:style-name="P2"/>
      <text:p text:style-name="P2">copy paste value</text:p>
      <text:p text:style-name="P2">--------------------------------------------------</text:p>
      <text:p text:style-name="P2"/>
      <text:p text:style-name="P2">[</text:p>
      <text:p text:style-name="P2"><text:s text:c="2"/>{ "keys": ["ctrl+shift+."], "command": "erb", "context":</text:p>
      <text:p text:style-name="P2"><text:s text:c="4"/>[</text:p>
      <text:p text:style-name="P2"><text:s text:c="6"/>{ "key": "selector", "operator": "equal", "operand": "text.html.ruby, text.html.erb, text.haml, source.yaml, source.css, source.scss, source.js, source.coffee" }</text:p>
      <text:p text:style-name="P2"><text:s text:c="4"/>]</text:p>
      <text:p text:style-name="P2"><text:s text:c="2"/>}</text:p>
      <text:p text:style-name="P2">]</text:p>
      <text:p text:style-name="P2">----------------------------------------------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4:59:31.151182023</meta:creation-date>
    <dc:date>2015-05-25T15:50:39.025123963</dc:date>
    <meta:editing-duration>PT11M50S</meta:editing-duration>
    <meta:editing-cycles>5</meta:editing-cycles>
    <meta:generator>LibreOffice/4.4.2.2$Linux_x86 LibreOffice_project/40m0$Build-2</meta:generator>
    <meta:document-statistic meta:table-count="0" meta:image-count="0" meta:object-count="0" meta:page-count="1" meta:paragraph-count="23" meta:word-count="65" meta:character-count="571" meta:non-whitespace-character-count="512"/>
  </office:meta>
</office:document-meta>
</file>